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optimized_codekey_isit(par_codekey t_code_key)TO user_&lt;&lt;$app_name$&gt;&gt;_data_admin, user_&lt;&lt;$app_name$&gt;&gt;_data_reader;">
            <text:p>GRANT EXECUTE ON FUNCTION optimized_codekey_isit(par_code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optimized_acodekey_isit(par_acodekey t_addressed_code_key, par_opt_mask integer)TO user_&lt;&lt;$app_name$&gt;&gt;_data_admin, user_&lt;&lt;$app_name$&gt;&gt;_data_reader;">
            <text:p>GRANT EXECUTE ON FUNCTION optimized_acodekey_isit(par_acodekey t_addressed_code_key, par_opt_mask integer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optimized_codekeyl_isit(par_codekeyl t_code_key_by_lng, par_opt_mask integer)TO user_&lt;&lt;$app_name$&gt;&gt;_data_admin, user_&lt;&lt;$app_name$&gt;&gt;_data_reader;">
            <text:p>GRANT EXECUTE ON FUNCTION optimized_codekeyl_isit(par_codekeyl t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optimized_acodekeyl_isit(par_acodekeyl t_addressed_code_key_by_lng, par_opt_mask integer)TO user_&lt;&lt;$app_name$&gt;&gt;_data_admin, user_&lt;&lt;$app_name$&gt;&gt;_data_reader;">
            <text:p>GRANT EXECUTE ON FUNCTION optimized_acodekeyl_isit(par_acodekeyl t_addressed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generalize_codekey_wcf(par_cf_codekey t_code_key, par_key t_code_key)TO user_&lt;&lt;$app_name$&gt;&gt;_data_admin, user_&lt;&lt;$app_name$&gt;&gt;_data_reader;">
            <text:p>GRANT EXECUTE ON FUNCTION generalize_codekey_wcf(par_cf_codekey t_code_key, par_key t_code_key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GRANT EXECUTE ON FUNCTION generalize_codekeyl_wcf(par_cf_codekey t_code_key, par_key t_code_key_by_lng)TO user_&lt;&lt;$app_name$&gt;&gt;_data_admin, user_&lt;&lt;$app_name$&gt;&gt;_data_reader;">
            <text:p>GRANT EXECUTE ON FUNCTION generalize_codekeyl_wcf(par_cf_codekey t_code_key, par_key t_code_key_by_lng)TO user_&lt;&lt;$app_name$&gt;&gt;_data_admin, user_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acodekeyl t_addressed_code_key_by_lng, par_determine_mask intege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acodekeyl t_addressed_code_key_by_lng, par_determine_mask integer)TO user_&lt;&lt;$app_name$&gt;&gt;_data_admin, user_&lt;&lt;$app_name$&gt;&gt;_data_reader;">
            <text:p>GRANT EXECUTE ON FUNCTION optimize_acodekeyl(par_acodekeyl t_addressed_code_key_by_lng, par_determine_mask integer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optimize_acodekeyl(par_acodekeyl t_addressed_code_key_by_lng, par_determine_mask integer);">
            <text:p>DROP FUNCTION IF EXISTS optimize_acodekeyl(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codifier_id_of(par_if_exists boolean, par_cf_keyl t_code_key_by_lng)TO user_&lt;&lt;$app_name$&gt;&gt;_data_admin, user_&lt;&lt;$app_name$&gt;&gt;_data_reader;">
            <text:p>GRANT EXECUTE ON FUNCTION codifier_id_of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72];3)=&quot;-- &quot;;[.E72]=&quot;&quot;);IF([.E72]=&quot;&quot;;&quot;&quot;;[.E72]);&quot;GRANT EXECUTE ON FUNCTION &quot; &amp; [.E72] &amp; IF([.C72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IF([.C73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IF([.C74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75];3)=&quot;-- &quot;;[.E75]=&quot;&quot;);IF([.E75]=&quot;&quot;;&quot;&quot;;[.E75]);&quot;GRANT EXECUTE ON FUNCTION &quot; &amp; [.E75] &amp; IF([.C75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6];3)=&quot;-- &quot;;[.E76]=&quot;&quot;);IF([.E76]=&quot;&quot;;&quot;&quot;;[.E76]);&quot;GRANT EXECUTE ON FUNCTION &quot; &amp; [.E76] &amp; IF([.C76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IF([.C77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78];3)=&quot;-- &quot;;[.E78]=&quot;&quot;);IF([.E78]=&quot;&quot;;&quot;&quot;;[.E78]);&quot;GRANT EXECUTE ON FUNCTION &quot; &amp; [.E78] &amp; IF([.C78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IF([.C79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.04.2010</text:date>, <text:time>10:37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4-18T10:37:54.70</dc:date>
    <dc:creator>Belka </dc:creator>
    <meta:editing-duration>PT42H52M03S</meta:editing-duration>
    <meta:editing-cycles>22</meta:editing-cycles>
    <meta:generator>OpenOffice.org/3.1$Win32 OpenOffice.org_project/310m19$Build-9420</meta:generator>
    <meta:document-statistic meta:table-count="3" meta:cell-count="304" meta:object-count="0"/>
  </office:meta>
</office:document-meta>
</file>